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ddd9" officeooo:paragraph-rsid="0005ddd9"/>
    </style:style>
    <style:style style:name="P2" style:family="paragraph" style:parent-style-name="Text_20_body">
      <style:text-properties officeooo:paragraph-rsid="0005ddd9"/>
    </style:style>
    <style:style style:name="P3" style:family="paragraph" style:parent-style-name="Text_20_body">
      <style:text-properties officeooo:rsid="00092f0b" officeooo:paragraph-rsid="00092f0b"/>
    </style:style>
    <style:style style:name="P4" style:family="paragraph" style:parent-style-name="Title">
      <style:text-properties officeooo:rsid="0005ddd9" officeooo:paragraph-rsid="0005ddd9"/>
    </style:style>
    <style:style style:name="P5" style:family="paragraph" style:parent-style-name="Subtitle">
      <style:text-properties officeooo:rsid="0005ddd9" officeooo:paragraph-rsid="0005ddd9"/>
    </style:style>
    <style:style style:name="P6" style:family="paragraph" style:parent-style-name="Text_20_body">
      <style:text-properties officeooo:rsid="0007ddee" officeooo:paragraph-rsid="0007ddee"/>
    </style:style>
    <style:style style:name="P7" style:family="paragraph" style:parent-style-name="Heading_20_1">
      <style:text-properties officeooo:rsid="0005ddd9" officeooo:paragraph-rsid="0005ddd9"/>
    </style:style>
    <style:style style:name="P8" style:family="paragraph" style:parent-style-name="Heading_20_3">
      <style:text-properties officeooo:rsid="0007ddee" officeooo:paragraph-rsid="0007dd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0d1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vanced Programming with Python</text:p>
      <text:p text:style-name="P5">25/04/2016</text:p>
      <text:p text:style-name="P1"/>
      <text:p text:style-name="P1"/>
      <text:p text:style-name="P1"/>
      <text:h text:style-name="P7" text:outline-level="1">Module 1. <text:s/>Introduction to Object Oriented Programming.</text:h>
      <text:p text:style-name="P2"/>
      <text:h text:style-name="P8" text:outline-level="3">A history of object oriented programming. </text:h>
      <text:p text:style-name="P6">The first object oriented language developed in the 1960's was SIMULA. <text:s/>This language was developed at the Norweigian Computing center at Oslo, Norway. <text:s/>Many of the features that are common to OO languages, such as classes, inheritance, encapsulation, and garbage collection were first introduced in SIMULA, <text:s/></text:p>
      <text:p text:style-name="P3">SIMULA inspired Bjarne Stroustrup at AT&amp;T Bell Labs to invent an OO language, C++ that was built on top of the already popular C Programming Language implementation, also invented there. C++ became the first widely used OO language in production. </text:p>
      <text:p text:style-name="P3">In the early 1990's, James Gosling and others at Sun Microsystems developed <text:span text:style-name="T1">Java</text:span><text:span text:style-name="T2">. <text:s/>Java was an OO language inspired by and took many features from, C++. <text:s/></text:span></text:p>
      <text:p text:style-name="P3">Around the same time, Guido Van Rossum developed another OO Language, <text:span text:style-name="T1">Python</text:span><text:span text:style-name="T2">. <text:s/>Python is a dynamic, or scripting language that is developed from the ground up as an OO language. <text:s/>Python has gown in popularity and is now one of the most popular languages in </text:span><text:span text:style-name="T3">use </text:span><text:span text:style-name="T2">around the world. <text:s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6:43:32.793770826</meta:creation-date>
    <dc:date>2016-04-10T18:35:31.447344348</dc:date>
    <meta:editing-duration>PT53M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79" meta:character-count="1129" meta:non-whitespace-character-count="944"/>
  </office:meta>
</office:document-meta>
</file>